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text-properties fo:font-weight="bold" officeooo:rsid="0009651f" officeooo:paragraph-rsid="0009651f" style:font-weight-asian="bold" style:font-weight-complex="bold"/>
    </style:style>
    <style:style style:name="P3" style:family="paragraph" style:parent-style-name="Text_20_body">
      <style:text-properties fo:font-weight="bold" officeooo:rsid="0009651f" style:font-weight-asian="bold" style:font-weight-complex="bold"/>
    </style:style>
    <style:style style:name="P4" style:family="paragraph" style:parent-style-name="Quotations">
      <style:paragraph-properties fo:margin-top="0in" fo:margin-bottom="0.0972in" style:contextual-spacing="false" fo:line-height="115%"/>
      <style:text-properties fo:font-weight="bold" officeooo:rsid="0009651f" style:font-weight-asian="bold" style:font-weight-complex="bold"/>
    </style:style>
    <style:style style:name="P5" style:family="paragraph" style:parent-style-name="Text_20_body">
      <style:text-properties fo:font-weight="bold" officeooo:rsid="000a9d16" officeooo:paragraph-rsid="000a9d16" style:font-weight-asian="bold" style:font-weight-complex="bold"/>
    </style:style>
    <style:style style:name="P6" style:family="paragraph" style:parent-style-name="Quotations">
      <style:paragraph-properties fo:margin-top="0in" fo:margin-bottom="0.0972in" style:contextual-spacing="false" fo:line-height="115%"/>
      <style:text-properties fo:font-weight="bold" officeooo:rsid="000c6f2e" officeooo:paragraph-rsid="000c6f2e" style:font-weight-asian="bold" style:font-weight-complex="bold"/>
    </style:style>
    <style:style style:name="P7" style:family="paragraph" style:parent-style-name="Text_20_body">
      <style:text-properties fo:font-weight="bold" officeooo:rsid="000c6f2e" officeooo:paragraph-rsid="000c6f2e" style:font-weight-asian="bold" style:font-weight-complex="bold"/>
    </style:style>
    <style:style style:name="P8" style:family="paragraph" style:parent-style-name="Text_20_body">
      <style:text-properties fo:font-weight="bold" officeooo:rsid="000e0fc1" officeooo:paragraph-rsid="000e0fc1" style:font-weight-asian="bold" style:font-weight-complex="bold"/>
    </style:style>
    <style:style style:name="P9" style:family="paragraph" style:parent-style-name="Text_20_body">
      <style:text-properties officeooo:rsid="0009651f" officeooo:paragraph-rsid="0009651f"/>
    </style:style>
    <style:style style:name="P10" style:family="paragraph" style:parent-style-name="Heading_20_3">
      <style:text-properties officeooo:rsid="0009651f" officeooo:paragraph-rsid="0009651f"/>
    </style:style>
    <style:style style:name="P11" style:family="paragraph" style:parent-style-name="Quotations">
      <style:paragraph-properties fo:margin-top="0in" fo:margin-bottom="0.0972in" style:contextual-spacing="false" fo:line-height="115%"/>
      <style:text-properties officeooo:rsid="0009651f"/>
    </style:style>
    <style:style style:name="P12" style:family="paragraph" style:parent-style-name="Text_20_body">
      <style:text-properties officeooo:rsid="0009651f"/>
    </style:style>
    <style:style style:name="P13" style:family="paragraph" style:parent-style-name="Text_20_body">
      <style:paragraph-properties fo:margin-top="0in" fo:margin-bottom="0in" style:contextual-spacing="false"/>
      <style:text-properties officeooo:rsid="0010cc18" officeooo:paragraph-rsid="0010cc18"/>
    </style:style>
    <style:style style:name="P14" style:family="paragraph" style:parent-style-name="Text_20_body">
      <style:text-properties officeooo:rsid="0010cc18"/>
    </style:style>
    <style:style style:name="P15" style:family="paragraph" style:parent-style-name="Text_20_body">
      <style:text-properties fo:font-size="18pt" fo:font-weight="bold" officeooo:rsid="0009651f" officeooo:paragraph-rsid="0009651f" style:font-size-asian="18pt" style:font-weight-asian="bold" style:font-size-complex="18pt" style:font-weight-complex="bold"/>
    </style:style>
    <style:style style:name="P16" style:family="paragraph" style:parent-style-name="Standard" style:list-style-name="L2">
      <style:paragraph-properties fo:margin-top="0in" fo:margin-bottom="0in" style:contextual-spacing="false"/>
      <style:text-properties fo:color="#ffffff" loext:opacity="100%" style:font-name="Consolas" fo:font-size="10.5pt" fo:font-weight="normal" officeooo:rsid="00087886" officeooo:paragraph-rsid="00087886" fo:background-color="#2d2b55" style:font-weight-asian="bold" style:font-weight-complex="bold"/>
    </style:style>
    <style:style style:name="P17" style:family="paragraph" style:parent-style-name="Text_20_body" style:list-style-name="L1"/>
    <style:style style:name="P18" style:family="paragraph" style:parent-style-name="Text_20_body" style:list-style-name="L1">
      <style:paragraph-properties fo:margin-top="0in" fo:margin-bottom="0in" style:contextual-spacing="false"/>
    </style:style>
    <style:style style:name="P19" style:family="paragraph" style:parent-style-name="Text_20_body" style:list-style-name="L1">
      <style:paragraph-properties fo:margin-top="0in" fo:margin-bottom="0in" style:contextual-spacing="false"/>
      <style:text-properties officeooo:rsid="00087886" officeooo:paragraph-rsid="00087886"/>
    </style:style>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2">
      <style:paragraph-properties fo:margin-top="0in" fo:margin-bottom="0in" style:contextual-spacing="false"/>
      <style:text-properties fo:font-weight="bold" style:font-weight-asian="bold" style:font-weight-complex="bold"/>
    </style:style>
    <style:style style:name="P22" style:family="paragraph" style:parent-style-name="Text_20_body" style:list-style-name="L2">
      <style:paragraph-properties fo:margin-top="0in" fo:margin-bottom="0in" style:contextual-spacing="false"/>
      <style:text-properties fo:font-weight="bold" officeooo:paragraph-rsid="00087886" style:font-weight-asian="bold" style:font-weight-complex="bold"/>
    </style:style>
    <style:style style:name="P23" style:family="paragraph" style:parent-style-name="Text_20_body" style:list-style-name="L2">
      <style:paragraph-properties fo:margin-top="0in" fo:margin-bottom="0in" style:contextual-spacing="false"/>
      <style:text-properties fo:font-weight="bold" officeooo:rsid="00087886" officeooo:paragraph-rsid="00087886" style:font-weight-asian="bold" style:font-weight-complex="bold"/>
    </style:style>
    <style:style style:name="P24" style:family="paragraph" style:parent-style-name="Text_20_body" style:list-style-name="L2">
      <style:paragraph-properties fo:margin-top="0in" fo:margin-bottom="0in" style:contextual-spacing="false"/>
      <style:text-properties fo:font-weight="bold" officeooo:rsid="0009651f" officeooo:paragraph-rsid="0009651f" style:font-weight-asian="bold" style:font-weight-complex="bold"/>
    </style:style>
    <style:style style:name="P25" style:family="paragraph" style:parent-style-name="Text_20_body" style:list-style-name="L3">
      <style:paragraph-properties fo:margin-top="0in" fo:margin-bottom="0in" style:contextual-spacing="false"/>
      <style:text-properties fo:font-weight="bold" style:font-weight-asian="bold" style:font-weight-complex="bold"/>
    </style:style>
    <style:style style:name="P26" style:family="paragraph" style:parent-style-name="Text_20_body" style:list-style-name="L3"/>
    <style:style style:name="P27" style:family="paragraph" style:parent-style-name="Text_20_body" style:list-style-name="L3">
      <style:paragraph-properties fo:margin-top="0in" fo:margin-bottom="0in" style:contextual-spacing="false"/>
    </style:style>
    <style:style style:name="P28" style:family="paragraph" style:parent-style-name="Text_20_body" style:list-style-name="L3">
      <style:paragraph-properties fo:margin-top="0in" fo:margin-bottom="0in" style:contextual-spacing="false"/>
      <style:text-properties officeooo:rsid="0009651f" officeooo:paragraph-rsid="0009651f"/>
    </style:style>
    <style:style style:name="P29" style:family="paragraph" style:parent-style-name="Text_20_body" style:list-style-name="L4">
      <style:text-properties officeooo:rsid="0009651f"/>
    </style:style>
    <style:style style:name="P30" style:family="paragraph" style:parent-style-name="Text_20_body" style:list-style-name="L5">
      <style:text-properties officeooo:rsid="0009651f"/>
    </style:style>
    <style:style style:name="P31" style:family="paragraph" style:parent-style-name="Text_20_body" style:list-style-name="L6">
      <style:text-properties officeooo:rsid="0009651f"/>
    </style:style>
    <style:style style:name="P32" style:family="paragraph" style:parent-style-name="Text_20_body" style:list-style-name="L7">
      <style:text-properties officeooo:rsid="0009651f"/>
    </style:style>
    <style:style style:name="P33" style:family="paragraph" style:parent-style-name="Text_20_body" style:list-style-name="L8">
      <style:text-properties officeooo:rsid="0009651f"/>
    </style:style>
    <style:style style:name="P34" style:family="paragraph" style:parent-style-name="Text_20_body" style:list-style-name="L9">
      <style:text-properties officeooo:rsid="0009651f"/>
    </style:style>
    <style:style style:name="P35" style:family="paragraph" style:parent-style-name="Text_20_body" style:list-style-name="L10">
      <style:text-properties officeooo:rsid="0009651f"/>
    </style:style>
    <style:style style:name="T1" style:family="text">
      <style:text-properties officeooo:rsid="00087886"/>
    </style:style>
    <style:style style:name="T2" style:family="text">
      <style:text-properties officeooo:rsid="0009651f"/>
    </style:style>
    <style:style style:name="T3" style:family="text">
      <style:text-properties officeooo:rsid="000a9d16"/>
    </style:style>
    <style:style style:name="T4" style:family="text">
      <style:text-properties officeooo:rsid="000c6f2e"/>
    </style:style>
    <style:style style:name="T5" style:family="text">
      <style:text-properties officeooo:rsid="0013a25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P</text:span>ast – How I Got Here</text:h>
      <text:list text:style-name="L1">
        <text:list-item>
          <text:p text:style-name="P18">Grew up <text:span text:style-name="T1">around</text:span> <text:span text:style-name="T1">San Jose, California</text:span> <text:span text:style-name="T1">area (Silicon Valley)</text:span></text:p>
        </text:list-item>
        <text:list-item>
          <text:p text:style-name="P19">Became a firefighter/EMT/caregiver</text:p>
        </text:list-item>
        <text:list-item>
          <text:p text:style-name="P19">Started studying at Columbia College in Sonora, CA</text:p>
        </text:list-item>
        <text:list-item>
          <text:p text:style-name="P18">Community college: Built strong STEM foundation</text:p>
          <text:list>
            <text:list-item>
              <text:p text:style-name="P18">Algebra, calculus, trigonometry, statistics </text:p>
            </text:list-item>
            <text:list-item>
              <text:p text:style-name="P18">Physics, economics, introductory programming </text:p>
            </text:list-item>
          </text:list>
        </text:list-item>
        <text:list-item>
          <text:p text:style-name="P18">Those courses sparked interest in data → patterns, problem-solving, real-world applications </text:p>
        </text:list-item>
        <text:list-item>
          <text:p text:style-name="P18">Transferred to San José State University </text:p>
        </text:list-item>
        <text:list-item>
          <text:p text:style-name="P17">Earned BS in Information Science and Data Analytics (interdisciplinary, human-centered program) <text:span text:style-name="T1">in December 2025</text:span></text:p>
        </text:list-item>
      </text:list>
      <text:h text:style-name="Heading_20_3" text:outline-level="3">Present – Who I Am Now (Early-Career Strengths)</text:h>
      <text:list text:style-name="L2">
        <text:list-item>
          <text:p text:style-name="P20">Recent graduate, early-career data/<text:span text:style-name="T1">coding</text:span> professional </text:p>
        </text:list-item>
        <text:list-item>
          <text:p text:style-name="P20">Core skills:</text:p>
          <text:list>
            <text:list-item>
              <text:p text:style-name="P20">Python (pandas, data analysis, visualization) </text:p>
            </text:list-item>
            <text:list-item>
              <text:p text:style-name="P20">SQL (querying, PostgreSQL) </text:p>
            </text:list-item>
            <text:list-item>
              <text:p text:style-name="P20">ETL pipelines &amp; data cleaning </text:p>
            </text:list-item>
            <text:list-item>
              <text:p text:style-name="P20">Exploratory data analysis &amp; visualization </text:p>
            </text:list-item>
            <text:list-item>
              <text:p text:style-name="P20">Data storytelling &amp; communication (technical + non-technical audiences) </text:p>
            </text:list-item>
          </text:list>
        </text:list-item>
        <text:list-item>
          <text:p text:style-name="P21">Key project: Dark Money Project (<text:span text:style-name="T1">Data Analysis</text:span> example)</text:p>
        </text:list-item>
        <text:list-item>
          <text:p text:style-name="P22"><text:span text:style-name="T1">This project </text:span>collects IRS filings and watchdog narratives to analyze how nonprofits move money, who they fund, and how that connects to political influence. </text:p>
          <text:list>
            <text:list-item>
              <text:p text:style-name="P20">Scraped &amp; parsed inconsistent IRS 990 XML filings </text:p>
            </text:list-item>
            <text:list-item>
              <text:p text:style-name="P20">Built pipelines → normalized data → stored in PostgreSQL </text:p>
            </text:list-item>
            <text:list-item>
              <text:p text:style-name="P20">Analyzed funding flows, patterns, anomalies, influence networks (Python, network analysis) </text:p>
            </text:list-item>
            <text:list-item>
              <text:p text:style-name="P20">Created visualizations + simple web interface for clear storytelling </text:p>
            </text:list-item>
          </text:list>
        </text:list-item>
        <text:list-item>
          <text:p text:style-name="P23">Key project: ContinuityOps</text:p>
          <text:list>
            <text:list-item>
              <text:p text:style-name="P23">a project that simulates an internal enterprise student enrollment system for a university. </text:p>
            </text:list-item>
            <text:list-item>
              <text:p text:style-name="P16">Tech Stack – Node.js, Express, async/await, MySQL, React, Docker, Prisma ORM, BCrypt, etc.</text:p>
            </text:list-item>
            <text:list-item>
              <text:p text:style-name="P16">a lightweight internal enterprise workflow tool made for a simulated university called DataU. This tool is made for  student and faculty account management purposes. It’s fully async, backed by MySQL, and Dockerized for consistent deployment. The project demonstrates my ability to translate operational workflows into software solutions.</text:p>
            </text:list-item>
            <text:list-item>
              <text:p text:style-name="P24">I will demonstrate the backend api of this application to you through Insomnia.</text:p>
            </text:list-item>
          </text:list>
        </text:list-item>
      </text:list>
      <text:h text:style-name="Heading_20_3" text:outline-level="3">Future – Goals &amp; Why I’m Applying</text:h>
      <text:list text:style-name="L3">
        <text:list-item>
          <text:p text:style-name="P27">Short-term focus: Gain hands-on experience in real-world applied data <text:span text:style-name="T5">science</text:span></text:p>
          <text:list>
            <text:list-item>
              <text:p text:style-name="P27"><text:soft-page-break/>Work with experimental/production data (sensors, process metrics, quality, R&amp;D) </text:p>
            </text:list-item>
            <text:list-item>
              <text:p text:style-name="P27">Collaborate closely with domain experts <text:span text:style-name="T1">and program users</text:span> (<text:span text:style-name="T1">students</text:span>, <text:span text:style-name="T1">faculty</text:span>) </text:p>
            </text:list-item>
            <text:list-item>
              <text:p text:style-name="P27">Contribute to impactful, evidence-based decisions <text:span text:style-name="T1">in software development/research</text:span></text:p>
            </text:list-item>
          </text:list>
        </text:list-item>
        <text:list-item>
          <text:p text:style-name="P25">Long-term goals:</text:p>
          <text:list>
            <text:list-item>
              <text:p text:style-name="P27">Become a trusted data scientist who understands both tools <text:span text:style-name="Strong_20_Emphasis">and</text:span> domain deeply </text:p>
            </text:list-item>
            <text:list-item>
              <text:p text:style-name="P28">Take more advanced math, Masters degree</text:p>
            </text:list-item>
            <text:list-item>
              <text:p text:style-name="P27">Deepen technical skills: <text:span text:style-name="T5">multivariate statistics, </text:span>probability <text:span text:style-name="T5">theory</text:span>, linear algebra, numerical methods, advanced modeling/statistics, <text:span text:style-name="T5">masters degree, etc.</text:span></text:p>
            </text:list-item>
            <text:list-item>
              <text:p text:style-name="P27">Grow through on-the-job learning + targeted education (intentional, work-aligned) </text:p>
            </text:list-item>
          </text:list>
        </text:list-item>
        <text:list-item>
          <text:p text:style-name="P25">Excited about domains like <text:span text:style-name="T1">quantitative finance</text:span>, <text:span text:style-name="T1">chemical </text:span><text:span text:style-name="T5">engineering, material science, applied math, </text:span><text:s/><text:span text:style-name="T1">AI/ML</text:span>, <text:span text:style-name="T5">and </text:span><text:span text:style-name="T1">Computational Fluid Dynamic</text:span><text:span text:style-name="T5">s</text:span></text:p>
          <text:list>
            <text:list-item>
              <text:p text:style-name="P27">Data supports innovation, process optimization, defect reduction, reliable outcomes, <text:span text:style-name="T1">risk management, anomaly detection, etc.</text:span> </text:p>
            </text:list-item>
          </text:list>
        </text:list-item>
      </text:list>
      <text:p text:style-name="P1"/>
      <text:p text:style-name="P1"/>
      <text:p text:style-name="P13">python, flask, perl, cgi, docker, kubernetes, <text:s text:c="3"/>they big gaps broad range of tools, quick learner, learn new ways, sqlalchemy, more easily use regular sql, flask, wt forms, vue.js, bulma, react, mySQL</text:p>
      <text:p text:style-name="P14">Kubernetes</text:p>
      <text:p text:style-name="P14">Perl </text:p>
      <text:p text:style-name="P14">gitLab/gitHub</text:p>
      <text:p text:style-name="P14">mariaDB</text:p>
      <text:p text:style-name="P13"/>
      <text:p text:style-name="P1"/>
      <text:list text:continue-numbering="true" text:style-name="L3">
        <text:list-item>
          <text:p text:style-name="P26">Why this role/company: Opportunity to apply practical skills, learn from experienced team, contribute to <text:span text:style-name="T2">important</text:span> work in a collaborative, high-quality environment </text:p>
        </text:list-item>
      </text:list>
      <text:h text:style-name="Heading_20_3" text:outline-level="3"/>
      <text:p text:style-name="Text_20_body"/>
      <text:p text:style-name="P15">APP DEMO:</text:p>
      <text:p text:style-name="P15">CONTINUITYOPS</text:p>
      <text:p text:style-name="P9"><text:span text:style-name="Strong_20_Emphasis">Script:</text:span></text:p>
      <text:p text:style-name="P11">“This project follows a standard MVC-style backend architecture. I separated concerns so the system is easy to extend once the frontend is complete.”</text:p>
      <text:p text:style-name="P12">Then explain <text:span text:style-name="Strong_20_Emphasis">MVC in concrete terms</text:span> (no textbook fluff):</text:p>
      <text:list text:style-name="L4">
        <text:list-item>
          <text:p text:style-name="P29"><text:span text:style-name="Strong_20_Emphasis">Models</text:span> → database schema &amp; validation</text:p>
        </text:list-item>
        <text:list-item>
          <text:p text:style-name="P29"><text:span text:style-name="Strong_20_Emphasis">Controllers</text:span> → business logic &amp; API handling</text:p>
        </text:list-item>
        <text:list-item>
          <text:p text:style-name="P29"><text:soft-page-break/><text:span text:style-name="Strong_20_Emphasis">Routes</text:span> → API endpoints</text:p>
        </text:list-item>
        <text:list-item>
          <text:p text:style-name="P29"><text:span text:style-name="Strong_20_Emphasis">Middleware</text:span> → auth, validation, error handling</text:p>
        </text:list-item>
        <text:list-item>
          <text:p text:style-name="P29"><text:span text:style-name="Strong_20_Emphasis">Database</text:span> → persistent storage</text:p>
        </text:list-item>
      </text:list>
      <text:h text:style-name="P10" text:outline-level="3">Step 1: Entry Point</text:h>
      <text:p text:style-name="P12">Show:</text:p>
      <text:list text:style-name="L5">
        <text:list-item>
          <text:p text:style-name="P30"><text:span text:style-name="Source_20_Text">backend\src\app.ts</text:span></text:p>
        </text:list-item>
      </text:list>
      <text:p text:style-name="P12"><text:span text:style-name="Strong_20_Emphasis">Say: </text:span>“This is the entry point where I configure middleware, routes, and database connections.”</text:p>
      <text:p text:style-name="P12">Point out:</text:p>
      <text:list text:style-name="L6">
        <text:list-item>
          <text:p text:style-name="P31">JSON parsing</text:p>
        </text:list-item>
        <text:list-item>
          <text:p text:style-name="P31">CORS</text:p>
        </text:list-item>
        <text:list-item>
          <text:p text:style-name="P31">Error handling</text:p>
        </text:list-item>
        <text:list-item>
          <text:p text:style-name="P31">Auth middleware (if any)</text:p>
        </text:list-item>
      </text:list>
      <text:h text:style-name="P10" text:outline-level="3">Step 2: Routes Folder</text:h>
      <text:p text:style-name="P12">Show one routes file.</text:p>
      <text:p text:style-name="P12"><text:span text:style-name="Strong_20_Emphasis">Say: </text:span>“Routes define the external contract of the API — what the frontend or clients can call.”</text:p>
      <text:p text:style-name="P5">ADMIN AUTH: backend\src\modules\admin\admin.auth.routes.ts</text:p>
      <text:p text:style-name="P3"><text:span text:style-name="T3">ADMIN: </text:span>backend\src\modules\admin\admin.routes.ts</text:p>
      <text:p text:style-name="P12">Emphasize:</text:p>
      <text:list text:style-name="L7">
        <text:list-item>
          <text:p text:style-name="P32">RESTful structure</text:p>
        </text:list-item>
        <text:list-item>
          <text:p text:style-name="P32">Predictable naming</text:p>
        </text:list-item>
      </text:list>
      <text:h text:style-name="P10" text:outline-level="3">Step 3: Controllers</text:h>
      <text:p text:style-name="P12">This is where you score points.</text:p>
      <text:p text:style-name="P12"><text:span text:style-name="Strong_20_Emphasis">Say:</text:span></text:p>
      <text:p text:style-name="P11">“Controllers contain business logic and are intentionally kept separate from routing so they’re testable and reusable.”</text:p>
      <text:p text:style-name="P4"><text:span text:style-name="T3">ADMIN AUTH: </text:span>backend\src\modules\admin\admin.auth.controller.ts</text:p>
      <text:p text:style-name="P6">ADMIN: backend\src\modules\admin\admin.controller.ts</text:p>
      <text:p text:style-name="P12">Show:</text:p>
      <text:list text:style-name="L8">
        <text:list-item>
          <text:p text:style-name="P33">Input validation</text:p>
        </text:list-item>
        <text:list-item>
          <text:p text:style-name="P33"><text:soft-page-break/>Error handling</text:p>
        </text:list-item>
        <text:list-item>
          <text:p text:style-name="P33">Calls to model/service layer</text:p>
        </text:list-item>
      </text:list>
      <text:p text:style-name="P12">Mention:</text:p>
      <text:list text:style-name="L9">
        <text:list-item>
          <text:p text:style-name="P34">Status codes (200, 201, 400, 401, 404, 500)</text:p>
        </text:list-item>
      </text:list>
      <text:h text:style-name="P10" text:outline-level="3">Step 4: Models / Database</text:h>
      <text:p text:style-name="P12">Show schema or ORM model.</text:p>
      <text:p text:style-name="P12"><text:span text:style-name="Strong_20_Emphasis">Say: </text:span>“Models enforce data integrity and define relationships.”</text:p>
      <text:p text:style-name="P9">Show prisma.schema and database through mysql cli</text:p>
      <text:p text:style-name="P2"><text:span text:style-name="T4">PRISMA SCHEMA: </text:span>backend\prisma\schema.prisma</text:p>
      <text:p text:style-name="P12">If SQL:</text:p>
      <text:list text:style-name="L10">
        <text:list-item>
          <text:p text:style-name="P35">Primary keys</text:p>
        </text:list-item>
        <text:list-item>
          <text:p text:style-name="P35">Foreign keys</text:p>
        </text:list-item>
        <text:list-item>
          <text:p text:style-name="P35">Indexes</text:p>
        </text:list-item>
      </text:list>
      <text:p text:style-name="P7">Credential HASHER: backend\src\utils\hash.ts</text:p>
      <text:p text:style-name="P7">INSOMNIA API DEMO:</text:p>
      <text:p text:style-name="P8">SEE NOTEP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2T20:03:21.216841000</meta:creation-date>
    <dc:date>2026-02-02T00:08:09.834117167</dc:date>
    <meta:editing-duration>PT18H15M45S</meta:editing-duration>
    <meta:editing-cycles>5</meta:editing-cycles>
    <meta:generator>LibreOffice/24.2.7.2$Linux_X86_64 LibreOffice_project/420$Build-2</meta:generator>
    <meta:document-statistic meta:table-count="0" meta:image-count="0" meta:object-count="0" meta:page-count="4" meta:paragraph-count="98" meta:word-count="719" meta:character-count="5037" meta:non-whitespace-character-count="4441"/>
  </office:meta>
</office:document-meta>
</file>